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f7f92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333333" loext:opacity="100%" style:font-name="Helvetica Neue" fo:font-size="21.6000003814697pt" fo:letter-spacing="normal" fo:font-style="normal" fo:font-weight="normal" officeooo:paragraph-rsid="000f7f92"/>
    </style:style>
    <style:style style:name="P3" style:family="paragraph" style:parent-style-name="Text_20_body">
      <style:paragraph-properties fo:text-align="center" style:justify-single-word="false"/>
      <style:text-properties officeooo:paragraph-rsid="000f7f92"/>
    </style:style>
    <style:style style:name="P4" style:family="paragraph" style:parent-style-name="Text_20_body">
      <style:paragraph-properties fo:text-align="start" style:justify-single-word="false"/>
      <style:text-properties officeooo:rsid="000cf2e5" officeooo:paragraph-rsid="000f7f92"/>
    </style:style>
    <style:style style:name="P5" style:family="paragraph" style:parent-style-name="Text_20_body">
      <style:paragraph-properties fo:text-align="start" style:justify-single-word="false"/>
      <style:text-properties officeooo:rsid="000f7f92" officeooo:paragraph-rsid="000f7f92"/>
    </style:style>
    <style:style style:name="T1" style:family="text">
      <style:text-properties officeooo:rsid="000f7f92"/>
    </style:style>
    <style:style style:name="T2" style:family="text">
      <style:text-properties officeooo:rsid="000f8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3DS OUTSCALE</text:h>
      <text:p text:style-name="Text_20_body"/>
      <text:p text:style-name="P3"/>
      <text:p text:style-name="P5">Lien vidéo y<text:span text:style-name="T2">o</text:span>utube : </text:p>
      <text:p text:style-name="P4">Afin de profiter au mieux de « l’expérience », faite<text:span text:style-name="T1">s</text:span> un tour sur cette url <text:a xlink:type="simple" xlink:href="https://les-kips-2.cyclic.app/ux" text:style-name="Internet_20_link" text:visited-style-name="Visited_20_Internet_20_Link">https://les-kips-2.cyclic.app/</text:a> et sinon n’hésitez pas à réaliser plusieurs fois le code Konami ( haut, haut, bas, bas, gauche, droite, gauche, droite, b, a ).</text:p>
      <text:p text:style-name="P4"/>
      <text:p text:style-name="P4">Merci pour votre challenge !</text:p>
      <text:p text:style-name="P4">Cordialement,</text:p>
      <text:p text:style-name="P4">les-kips-2</text:p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6:41:20.420679412</meta:creation-date>
    <dc:date>2023-12-08T06:42:18.982934981</dc:date>
    <meta:editing-duration>PT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2" meta:character-count="318" meta:non-whitespace-character-count="271"/>
  </office:meta>
</office:document-meta>
</file>